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Paragraphedeliste" style:list-style-name="LFO1" style:family="paragraph">
      <style:paragraph-properties fo:margin-bottom="0in"/>
    </style:style>
    <style:style style:name="P4" style:parent-style-name="Normal" style:family="paragraph">
      <style:paragraph-properties fo:margin-bottom="0in" fo:margin-left="0.4895in">
        <style:tab-stops/>
      </style:paragraph-properties>
    </style:style>
    <style:style style:name="P5" style:parent-style-name="Paragraphedeliste" style:list-style-name="LFO1" style:family="paragraph">
      <style:paragraph-properties fo:margin-bottom="0in"/>
    </style:style>
    <style:style style:name="P6" style:parent-style-name="Normal" style:family="paragraph">
      <style:paragraph-properties fo:margin-bottom="0in" fo:margin-left="0.4895in">
        <style:tab-stops/>
      </style:paragraph-properties>
    </style:style>
    <style:style style:name="P7" style:parent-style-name="Paragraphedeliste" style:list-style-name="LFO1" style:family="paragraph">
      <style:paragraph-properties fo:margin-bottom="0in"/>
    </style:style>
    <style:style style:name="P8" style:parent-style-name="Normal" style:family="paragraph">
      <style:paragraph-properties fo:margin-bottom="0in" fo:margin-left="0.4895in">
        <style:tab-stops/>
      </style:paragraph-properties>
    </style:style>
    <style:style style:name="P9" style:parent-style-name="Paragraphedeliste" style:list-style-name="LFO1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 fo:margin-left="0.4895in">
        <style:tab-stops/>
      </style:paragraph-properties>
    </style:style>
    <style:style style:name="P12" style:parent-style-name="Paragraphedeliste" style:list-style-name="LFO1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 fo:margin-left="0.4895in">
        <style:tab-stops/>
      </style:paragraph-properties>
    </style:style>
    <style:style style:name="P15" style:parent-style-name="Paragraphedeliste" style:list-style-name="LFO1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 fo:margin-left="0.4895in">
        <style:tab-stops/>
      </style:paragraph-properties>
    </style:style>
    <style:style style:name="P18" style:parent-style-name="Paragraphedeliste" style:list-style-name="LFO1" style:family="paragraph">
      <style:paragraph-properties fo:margin-bottom="0in"/>
    </style:style>
    <style:style style:name="P19" style:parent-style-name="Paragraphedeliste" style:list-style-name="LFO1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 fo:margin-left="0.4895in">
        <style:tab-stops/>
      </style:paragraph-properties>
    </style:style>
    <style:style style:name="P22" style:parent-style-name="Paragraphedeliste" style:list-style-name="LFO1" style:family="paragraph">
      <style:paragraph-properties fo:margin-bottom="0in"/>
    </style:style>
    <style:style style:name="P23" style:parent-style-name="Paragraphedeliste" style:list-style-name="LFO1" style:family="paragraph">
      <style:paragraph-properties fo:margin-bottom="0in"/>
    </style:style>
    <style:style style:name="P24" style:parent-style-name="Paragraphedeliste" style:list-style-name="LFO1" style:family="paragraph">
      <style:paragraph-properties fo:margin-bottom="0in"/>
    </style:style>
    <style:style style:name="P25" style:parent-style-name="Paragraphedeliste" style:family="paragraph">
      <style:paragraph-properties fo:margin-bottom="0in" fo:margin-left="0.7395in">
        <style:tab-stops/>
      </style:paragraph-properties>
      <style:text-properties style:font-name-asian="Times New Roman"/>
    </style:style>
    <style:style style:name="P26" style:parent-style-name="Normal" style:family="paragraph">
      <style:paragraph-properties fo:margin-bottom="0in" fo:margin-left="0.4895in">
        <style:tab-stops/>
      </style:paragraph-properties>
    </style:style>
    <style:style style:name="P27" style:parent-style-name="Paragraphedeliste" style:list-style-name="LFO1" style:family="paragraph">
      <style:paragraph-properties fo:margin-bottom="0in"/>
    </style:style>
    <style:style style:name="P28" style:parent-style-name="Paragraphedeliste" style:list-style-name="LFO1" style:family="paragraph">
      <style:paragraph-properties fo:margin-bottom="0in"/>
    </style:style>
    <style:style style:name="P29" style:parent-style-name="Paragraphedeliste" style:list-style-name="LFO1" style:family="paragraph">
      <style:paragraph-properties fo:margin-bottom="0in"/>
    </style:style>
    <style:style style:name="P30" style:parent-style-name="Paragraphedeliste" style:list-style-name="LFO1" style:family="paragraph">
      <style:paragraph-properties fo:margin-bottom="0in"/>
    </style:style>
    <style:style style:name="T31" style:parent-style-name="Policepardéfaut" style:family="text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Caractéristiques :</text:p>
      <text:p text:style-name="P2"><text:tab/>FORCE :</text:p>
      <text:list text:style-name="LFO1" text:continue-numbering="true">
        <text:list-item>
          <text:p text:style-name="P3">La force est utile pour les attaques au corps à corps.</text:p>
        </text:list-item>
      </text:list>
      <text:p text:style-name="P4">INTELLIGENCE :</text:p>
      <text:list text:style-name="LFO1" text:continue-numbering="true">
        <text:list-item>
          <text:p text:style-name="P5">L’intelligence est utile pour les attaques à distance (magie).</text:p>
        </text:list-item>
      </text:list>
      <text:p text:style-name="P6">VITESSE DE DEPLACEMENT :</text:p>
      <text:list text:style-name="LFO1" text:continue-numbering="true">
        <text:list-item>
          <text:p text:style-name="P7">La vitesse de déplacement sera important, elle sera modifié en permanence par les pouvoir ou les compétences.</text:p>
        </text:list-item>
      </text:list>
      <text:p text:style-name="P8">VITALITE :</text:p>
      <text:list text:style-name="LFO1" text:continue-numbering="true">
        <text:list-item>
          <text:p text:style-name="P9">La vitalité représentera les points de vie maximum des personnages.</text:p>
        </text:list-item>
      </text:list>
      <text:p text:style-name="P10"/>
      <text:p text:style-name="P11">STEAMPUNK :</text:p>
      <text:list text:style-name="LFO1" text:continue-numbering="true">
        <text:list-item>
          <text:p text:style-name="P12">Le Steampunk possédera les caractéristiques FORCE, VITALITE et VITESSE DE DEPLACEMENT. Même si notre personnage utilise des sort à distant, elle dépende de sa force.</text:p>
        </text:list-item>
      </text:list>
      <text:p text:style-name="P13"/>
      <text:p text:style-name="P14">DRUIDE :</text:p>
      <text:list text:style-name="LFO1" text:continue-numbering="true">
        <text:list-item>
          <text:p text:style-name="P15">Le Druide possèdera les caractéristiques INTTELLIGENCE, VITALITE et VITESSE DE DEPLACEMENT.</text:p>
        </text:list-item>
      </text:list>
      <text:p text:style-name="P16"/>
      <text:p text:style-name="P17">MONSTRES :</text:p>
      <text:list text:style-name="LFO1" text:continue-numbering="true">
        <text:list-item>
          <text:p text:style-name="P18">Les monstres au corps à corps ou à distance (arcs, fusils, arbalètes …) auront les mêmes caractéristiques que notre STEAMPUNK.</text:p>
        </text:list-item>
        <text:list-item>
          <text:p text:style-name="P19">Les monstres à distance (magie) auront les mêmes caractéristiques que notre DRUIDE</text:p>
        </text:list-item>
      </text:list>
      <text:p text:style-name="P20"/>
      <text:p text:style-name="P21">Les bases de caractéristiques :</text:p>
      <text:list text:style-name="LFO1" text:continue-numbering="true">
        <text:list-item>
          <text:p text:style-name="P22">On part sur une base de 100 de force, intelligence, vitesse de déplacement et de vie. Pour avoir 100 points de vie au début et 100% de vitesse de déplacement.</text:p>
        </text:list-item>
        <text:list-item>
          <text:p text:style-name="P23">Quand notre personnage gagne un niveau il gagne 5 points dans chaqu’une des caractéristiques qui lui sont propre, sauf à la vitesse de déplacement.</text:p>
        </text:list-item>
        <text:list-item>
          <text:p text:style-name="P24">Exemple d’un calcul pour la technique estocade (héro Steampunk niveau 1 sans équipements) :<draw:frame draw:style-name="a0" text:anchor-type="as-char" svg:x="0in" svg:y="0in" svg:width="3.66667in" svg:height="0.19792in" style:rel-width="scale" style:rel-height="scale"><draw:object xlink:href="Object 1/" xlink:type="simple" xlink:show="embed" xlink:actuate="onLoad"/></draw:frame></text:p>
        </text:list-item>
      </text:list>
      <text:p text:style-name="P25"/>
      <text:p text:style-name="P26">EQUIPEMENT :</text:p>
      <text:list text:style-name="LFO1" text:continue-numbering="true">
        <text:list-item>
          <text:p text:style-name="P27">Il y aura trois équipements différents, un collier et deux bagues.</text:p>
        </text:list-item>
        <text:list-item>
          <text:p text:style-name="P28">Les équipements auront une<text:s/>assignation de points aléatoires, MAIS la somme des deux caractéristiques dépendront de la rareté du butin multiplié par le niveau maximum de l’objet le tout multiplié par deux.</text:p>
        </text:list-item>
        <text:list-item>
          <text:p text:style-name="P29">Rareté : Il y aura commun, un objet qui tombe assez régulièrement. Rare, les objets rares pourront aussi augmenter la vitesse déplacement.<text:s/>Et épique, objet très rare qui ne se<text:s/>« loot »<text:s/>pas forcément sur un boss, mais le taux de « drop » en restera un peu plus important sur un boss. Pour la rareté épique, on pourra avoir des déclanchement, comme un augmentation de la force pendant un certain temps.</text:p>
        </text:list-item>
        <text:list-item>
          <text:p text:style-name="P30">Calcul de la somme des caractéristiques sur un équipement (objet rare, niveau 5 maximum):<text:s/><draw:frame draw:style-name="a1" text:anchor-type="as-char" svg:x="0in" svg:y="0in" svg:width="3.0625in" svg:height="0.20833in" style:rel-width="scale" style:rel-height="scale"><draw:object xlink:href="Object 2/" xlink:type="simple" xlink:show="embed" xlink:actuate="onLoad"/></draw:frame><text:span text:style-name="T31">pts pour être distribué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UBS</meta:initial-creator>
    <dc:creator>CHOUBS</dc:creator>
    <meta:creation-date>2013-11-19T00:37:00Z</meta:creation-date>
    <dc:date>2013-11-19T01:05:00Z</dc:date>
    <meta:template xlink:href="Normal.dotm" xlink:type="simple"/>
    <meta:editing-cycles>4</meta:editing-cycles>
    <meta:editing-duration>PT1680S</meta:editing-duration>
    <meta:document-statistic meta:page-count="1" meta:paragraph-count="4" meta:word-count="340" meta:character-count="2209" meta:row-count="15" meta:non-whitespace-character-count="1873"/>
  </office:meta>
</office:document-meta>
</file>

<file path=Object 1/content.xml><?xml version="1.0" encoding="utf-8"?>
<mml:math xmlns:mml="http://www.w3.org/1998/Math/MathML" xmlns:m="http://schemas.openxmlformats.org/officeDocument/2006/math">
  <mml:mi> </mml:mi>
  <mml:mi>f</mml:mi>
  <mml:mi>o</mml:mi>
  <mml:mi>r</mml:mi>
  <mml:mi>c</mml:mi>
  <mml:mi>e</mml:mi>
  <mml:mfenced separators="|">
    <mml:mrow>
      <mml:mn>100</mml:mn>
    </mml:mrow>
  </mml:mfenced>
  <mml:mo>+</mml:mo>
  <mml:mn>43</mml:mn>
  <mml:mi>%</mml:mi>
  <mml:mi> </mml:mi>
  <mml:mi>d</mml:mi>
  <mml:mi>e</mml:mi>
  <mml:mi> </mml:mi>
  <mml:mi>l</mml:mi>
  <mml:mi>a</mml:mi>
  <mml:mi> </mml:mi>
  <mml:mi>f</mml:mi>
  <mml:mi>o</mml:mi>
  <mml:mi>r</mml:mi>
  <mml:mi>c</mml:mi>
  <mml:mi>e</mml:mi>
  <mml:mi> </mml:mi>
  <mml:mfenced separators="|">
    <mml:mrow>
      <mml:mn>43</mml:mn>
    </mml:mrow>
  </mml:mfenced>
  <mml:mo>=</mml:mo>
  <mml:mn>100</mml:mn>
  <mml:mo>+</mml:mo>
  <mml:mn>43</mml:mn>
  <mml:mo>=</mml:mo>
  <mml:mn>143</mml:mn>
</mml:math>
</file>

<file path=Object 2/content.xml><?xml version="1.0" encoding="utf-8"?>
<mml:math xmlns:mml="http://www.w3.org/1998/Math/MathML" xmlns:m="http://schemas.openxmlformats.org/officeDocument/2006/math">
  <mml:mfenced separators="|">
    <mml:mrow>
      <mml:mi>r</mml:mi>
      <mml:mi>a</mml:mi>
      <mml:mi>r</mml:mi>
      <mml:mi>e</mml:mi>
      <mml:mfenced separators="|">
        <mml:mrow>
          <mml:mn>2</mml:mn>
        </mml:mrow>
      </mml:mfenced>
      <mml:mi>*</mml:mi>
      <mml:mi>n</mml:mi>
      <mml:mi>i</mml:mi>
      <mml:mi>v</mml:mi>
      <mml:mi>e</mml:mi>
      <mml:mi>a</mml:mi>
      <mml:mi>u</mml:mi>
      <mml:mi> </mml:mi>
      <mml:mn>5</mml:mn>
      <mml:mfenced separators="|">
        <mml:mrow>
          <mml:mn>5</mml:mn>
        </mml:mrow>
      </mml:mfenced>
    </mml:mrow>
  </mml:mfenced>
  <mml:mi>*</mml:mi>
  <mml:mn>2</mml:mn>
  <mml:mo>=</mml:mo>
  <mml:mfenced separators="|">
    <mml:mrow>
      <mml:mn>2</mml:mn>
      <mml:mi>*</mml:mi>
      <mml:mn>5</mml:mn>
    </mml:mrow>
  </mml:mfenced>
  <mml:mi>*</mml:mi>
  <mml:mn>2</mml:mn>
  <mml:mo>=</mml:mo>
  <mml:mn>20</mml:mn>
</mml:math>
</file>